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[?], John Clare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, S. M. Isaac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2 January 1869</text:p>
      <text:p text:style-name="P2">Month<text:tab/><text:tab/><text:tab/><text:tab/><text:tab/><text:tab/>January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OFFICE OF/</text:p>
      <text:p text:style-name="P4">“The Jewish Messenger,”/</text:p>
      <text:p text:style-name="P4">243 BROADWAY./</text:p>
      <text:p text:style-name="P4">REV. S. M. ISAACS &amp; SONS, Editors and Proprietors./</text:p>
      <text:p text:style-name="P4">New York, Jan 22 1869/</text:p>
      <text:p text:style-name="P2">Rev. S. Morais/</text:p>
      <text:p text:style-name="P2"><text:tab/>Dear Sir/</text:p>
      <text:p text:style-name="P2"><text:tab/><text:tab/>We have/ received an answer/ from Mr Clare/ of which we give/ a copy on other side./</text:p>
      <text:p text:style-name="P2"><text:tab/>Trusting you will/ give the letter your/ attention,/</text:p>
      <text:p text:style-name="P2"><text:tab/><text:tab/>We are/</text:p>
      <text:p text:style-name="P2"><text:tab/><text:tab/><text:tab/>Yours Respy/</text:p>
      <text:p text:style-name="P2"><text:tab/><text:tab/><text:tab/><text:tab/>S M Isaacs &amp; Sons/</text:p>
      <text:p text:style-name="P2"/>
      <text:p text:style-name="P2"><text:soft-page-break/>[Page 2]</text:p>
      <text:p text:style-name="P4">Utica[?], Jan 21, 1869/</text:p>
      <text:p text:style-name="P2">Rev. S. M. Isaacs &amp; Sons/</text:p>
      <text:p text:style-name="P2"><text:tab/>Editors Jewish Messengers/</text:p>
      <text:p text:style-name="P2"/>
      <text:p text:style-name="P2"><text:tab/><text:tab/>Genn/</text:p>
      <text:p text:style-name="P2"><text:span text:style-name="T1">Yours the 20</text:span><text:span text:style-name="T2">th</text:span><text:span text:style-name="T1"> is received and/ am much obliged for the infor/mation recd of Mrs Harris/ and in regard to the property/ left by Her father I would/ say that I have employed/ an attorney in Kingston/ to attend to it, and he writes/ me that Mr Johnstone dying/ without a will his property/ goes to his surviving </text:span><text:span text:style-name="T3">children</text:span><text:span text:style-name="T4">/ share and share alike as I/ shall have to give him power/ of attorney to act on behalf/ of Mrs Harris, her shares/ will probably come to me/</text:span></text:p>
      <text:p text:style-name="P5"/>
      <text:p text:style-name="P5">[Page 3]</text:p>
      <text:p text:style-name="P5">to remit her, it is not large/ (some three hundred dollars)/ I will do all in my power/ to have a portion given to her/ for her husband &amp; children./ <text:s/>I am much obliged to the/ Rev. S Morris for his kindness/ and should an opportunity/ ever occur I would Gladly/ Reciprocate the favor with/ your people to the best of/ my ability/</text:p>
      <text:p text:style-name="P5"><text:tab/><text:tab/><text:tab/>Yours Truly/</text:p>
      <text:p text:style-name="P5">P. S. could you<text:tab/><text:tab/>John Clare/</text:p>
      <text:p text:style-name="P5">give me present-address/ </text:p>
      <text:p text:style-name="P5">&amp; name of Mrs Harrris so/ </text:p>
      <text:p text:style-name="P5">I could correspond with/</text:p>
      <text:p text:style-name="P5">her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1:19:23</meta:creation-date>
    <dc:date>2011-12-13T11:12:02.18</dc:date>
    <dc:language>en-US</dc:language>
    <meta:editing-cycles>3</meta:editing-cycles>
    <meta:editing-duration>PT00H11M38S</meta:editing-duration>
    <meta:document-statistic meta:table-count="0" meta:image-count="0" meta:object-count="0" meta:page-count="3" meta:paragraph-count="87" meta:word-count="429" meta:character-count="2636"/>
    <dc:creator>Penn Libraries</dc:creator>
    <meta:user-defined meta:name="Info 1"/>
    <meta:user-defined meta:name="Info 2"/>
    <meta:user-defined meta:name="Info 3"/>
    <meta:user-defined meta:name="Info 4"/>
  </office:meta>
</office:document-meta>
</file>